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ource Code Pro" svg:font-family="'Source Code Pro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3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Code Pro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Byte code format spezifizeren</text:p>
          </table:table-cell>
          <table:table-cell table:number-columns-repeated="1023"/>
        </table:table-row>
        <table:table-row table:style-name="ro1">
          <table:table-cell office:value-type="string">
            <text:p>Ergebnis register bei alle opcodes mit Ergebnis explizit machen</text:p>
          </table:table-cell>
          <table:table-cell table:number-columns-repeated="1023"/>
        </table:table-row>
        <table:table-row table:style-name="ro2">
          <table:table-cell office:value-type="string">
            <text:p>VM implementieren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ource Code Pro" svg:font-family="'Source Code Pro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19.01.2013</text:date>, <text:time>08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ven Space</meta:initial-creator>
    <meta:creation-date>2013-01-19T08:50:43</meta:creation-date>
    <dc:date>2013-01-19T08:52:25</dc:date>
    <dc:creator>Sven Space</dc:creator>
    <meta:editing-duration>PT00H01M43S</meta:editing-duration>
    <meta:editing-cycles>1</meta:editing-cycles>
    <meta:document-statistic meta:table-count="3" meta:cell-count="3" meta:object-count="0"/>
    <meta:generator>NeoOffice/3.2.1$Unix OpenOffice.org_project/Patch 8</meta:generator>
  </office:meta>
</office:document-meta>
</file>